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a257" officeooo:paragraph-rsid="0018a257" style:font-weight-asian="bold" style:font-weight-complex="bold"/>
    </style:style>
    <style:style style:name="P2" style:family="paragraph" style:parent-style-name="Standard">
      <style:text-properties officeooo:paragraph-rsid="0018a257"/>
    </style:style>
    <style:style style:name="P3" style:family="paragraph" style:parent-style-name="Text_20_body">
      <style:text-properties officeooo:paragraph-rsid="001a8bd3"/>
    </style:style>
    <style:style style:name="P4" style:family="paragraph" style:parent-style-name="Standard">
      <style:text-properties fo:font-weight="normal" officeooo:paragraph-rsid="0018a257" style:font-weight-asian="normal" style:font-weight-complex="normal"/>
    </style:style>
    <style:style style:name="P5" style:family="paragraph" style:parent-style-name="Standard">
      <style:text-properties fo:font-weight="normal" officeooo:rsid="0018a257" officeooo:paragraph-rsid="0018a257" style:font-weight-asian="normal" style:font-weight-complex="normal"/>
    </style:style>
    <style:style style:name="P6" style:family="paragraph" style:parent-style-name="Standard">
      <style:text-properties fo:font-weight="normal" officeooo:rsid="005562bb" officeooo:paragraph-rsid="005562bb" style:font-weight-asian="normal" style:font-weight-complex="normal"/>
    </style:style>
    <style:style style:name="P7" style:family="paragraph" style:parent-style-name="Standard">
      <style:text-properties fo:font-weight="normal" officeooo:rsid="005562bb" officeooo:paragraph-rsid="0055f779" style:font-weight-asian="normal" style:font-weight-complex="normal"/>
    </style:style>
    <style:style style:name="P8" style:family="paragraph" style:parent-style-name="Standard">
      <style:text-properties fo:font-weight="normal" officeooo:rsid="0057914f" officeooo:paragraph-rsid="0057914f" style:font-weight-asian="normal" style:font-weight-complex="normal"/>
    </style:style>
    <style:style style:name="P9" style:family="paragraph" style:parent-style-name="Standard">
      <style:text-properties fo:font-weight="bold" officeooo:rsid="0018a257" officeooo:paragraph-rsid="0018a257" style:font-weight-asian="bold" style:font-weight-complex="bold"/>
    </style:style>
    <style:style style:name="P10" style:family="paragraph" style:parent-style-name="Standard">
      <style:text-properties fo:font-weight="bold" officeooo:rsid="002adbf5" officeooo:paragraph-rsid="002adbf5" style:font-weight-asian="bold" style:font-weight-complex="bold"/>
    </style:style>
    <style:style style:name="P11" style:family="paragraph" style:parent-style-name="Standard">
      <style:text-properties fo:font-weight="bold" officeooo:rsid="005562bb" officeooo:paragraph-rsid="005562bb" style:font-weight-asian="bold" style:font-weight-complex="bold"/>
    </style:style>
    <style:style style:name="P12" style:family="paragraph" style:parent-style-name="Standard">
      <style:text-properties fo:font-weight="bold" officeooo:rsid="0057914f" officeooo:paragraph-rsid="0057914f" style:font-weight-asian="bold" style:font-weight-complex="bold"/>
    </style:style>
    <style:style style:name="P13" style:family="paragraph" style:parent-style-name="Standard">
      <style:text-properties fo:font-weight="bold" officeooo:rsid="005edd2f" officeooo:paragraph-rsid="005edd2f" style:font-weight-asian="bold" style:font-weight-complex="bold"/>
    </style:style>
    <style:style style:name="P14" style:family="paragraph" style:parent-style-name="Standard">
      <style:text-properties fo:font-weight="bold" officeooo:rsid="005edd2f" officeooo:paragraph-rsid="0060b445" style:font-weight-asian="bold" style:font-weight-complex="bold"/>
    </style:style>
    <style:style style:name="P15" style:family="paragraph" style:parent-style-name="Standard">
      <style:text-properties officeooo:paragraph-rsid="004c0b7f"/>
    </style:style>
    <style:style style:name="P16" style:family="paragraph" style:parent-style-name="Text_20_body" style:list-style-name="L1"/>
    <style:style style:name="P17" style:family="paragraph" style:parent-style-name="Text_20_body">
      <style:text-properties officeooo:paragraph-rsid="001c579b"/>
    </style:style>
    <style:style style:name="P18" style:family="paragraph" style:parent-style-name="Text_20_body">
      <style:text-properties fo:font-weight="bold" officeooo:rsid="002b84db" officeooo:paragraph-rsid="002b84db" style:font-weight-asian="bold" style:font-weight-complex="bold"/>
    </style:style>
    <style:style style:name="P19" style:family="paragraph" style:parent-style-name="Text_20_body">
      <style:text-properties fo:font-weight="bold" officeooo:rsid="002b84db" officeooo:paragraph-rsid="002d1b3c" style:font-weight-asian="bold" style:font-weight-complex="bold"/>
    </style:style>
    <style:style style:name="P20" style:family="paragraph" style:parent-style-name="Text_20_body">
      <style:text-properties fo:font-weight="bold" officeooo:rsid="002d1b3c" officeooo:paragraph-rsid="002d1b3c" style:font-weight-asian="bold" style:font-weight-complex="bold"/>
    </style:style>
    <style:style style:name="P21" style:family="paragraph" style:parent-style-name="Text_20_body">
      <style:text-properties fo:font-weight="bold" officeooo:paragraph-rsid="002c5afe" style:font-weight-asian="bold" style:font-weight-complex="bold"/>
    </style:style>
    <style:style style:name="P22" style:family="paragraph" style:parent-style-name="Text_20_body">
      <style:text-properties fo:font-weight="bold" officeooo:rsid="002fb217" officeooo:paragraph-rsid="002fb217" style:font-weight-asian="bold" style:font-weight-complex="bold"/>
    </style:style>
    <style:style style:name="P23" style:family="paragraph" style:parent-style-name="Text_20_body">
      <style:text-properties fo:font-weight="bold" officeooo:rsid="00470a10" officeooo:paragraph-rsid="00470a10" style:font-weight-asian="bold" style:font-weight-complex="bold"/>
    </style:style>
    <style:style style:name="P24" style:family="paragraph" style:parent-style-name="Text_20_body">
      <style:text-properties fo:font-weight="bold" officeooo:rsid="00470a10" officeooo:paragraph-rsid="0048a2f4" style:font-weight-asian="bold" style:font-weight-complex="bold"/>
    </style:style>
    <style:style style:name="P25" style:family="paragraph" style:parent-style-name="Text_20_body">
      <style:text-properties fo:font-weight="bold" officeooo:paragraph-rsid="00494c3e" style:font-weight-asian="bold" style:font-weight-complex="bold"/>
    </style:style>
    <style:style style:name="P26" style:family="paragraph" style:parent-style-name="Text_20_body">
      <style:text-properties fo:font-weight="bold" officeooo:rsid="004c0b7f" officeooo:paragraph-rsid="004c0b7f" style:font-weight-asian="bold" style:font-weight-complex="bold"/>
    </style:style>
    <style:style style:name="P27" style:family="paragraph" style:parent-style-name="Text_20_body">
      <style:text-properties fo:font-weight="bold" officeooo:rsid="005edd2f" officeooo:paragraph-rsid="005edd2f" style:font-weight-asian="bold" style:font-weight-complex="bold"/>
    </style:style>
    <style:style style:name="P28" style:family="paragraph" style:parent-style-name="Text_20_body">
      <style:text-properties officeooo:paragraph-rsid="002adbf5"/>
    </style:style>
    <style:style style:name="P29" style:family="paragraph" style:parent-style-name="Text_20_body">
      <style:text-properties fo:font-weight="normal" officeooo:rsid="002b84db" officeooo:paragraph-rsid="002b84db" style:font-weight-asian="normal" style:font-weight-complex="normal"/>
    </style:style>
    <style:style style:name="P30" style:family="paragraph" style:parent-style-name="Text_20_body">
      <style:text-properties fo:font-weight="normal" officeooo:rsid="00470a10" officeooo:paragraph-rsid="00470a10" style:font-weight-asian="normal" style:font-weight-complex="normal"/>
    </style:style>
    <style:style style:name="P31" style:family="paragraph" style:parent-style-name="Text_20_body">
      <style:text-properties fo:font-weight="normal" officeooo:rsid="00470a10" officeooo:paragraph-rsid="0048a2f4" style:font-weight-asian="normal" style:font-weight-complex="normal"/>
    </style:style>
    <style:style style:name="P32" style:family="paragraph" style:parent-style-name="Text_20_body">
      <style:text-properties fo:font-weight="normal" officeooo:rsid="004c0b7f" officeooo:paragraph-rsid="004c0b7f" style:font-weight-asian="normal" style:font-weight-complex="normal"/>
    </style:style>
    <style:style style:name="P33" style:family="paragraph" style:parent-style-name="Text_20_body">
      <style:text-properties officeooo:paragraph-rsid="002c5afe"/>
    </style:style>
    <style:style style:name="P34" style:family="paragraph" style:parent-style-name="Text_20_body">
      <style:text-properties officeooo:paragraph-rsid="00494c3e"/>
    </style:style>
    <style:style style:name="P35" style:family="paragraph" style:parent-style-name="Text_20_body" style:list-style-name="L10"/>
    <style:style style:name="P36" style:family="paragraph" style:parent-style-name="Text_20_body" style:list-style-name="L10">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8a257" style:font-weight-asian="normal" style:font-weight-complex="normal"/>
    </style:style>
    <style:style style:name="T3" style:family="text">
      <style:text-properties fo:font-weight="normal" officeooo:rsid="002adbf5" style:font-weight-asian="normal" style:font-weight-complex="normal"/>
    </style:style>
    <style:style style:name="T4" style:family="text">
      <style:text-properties fo:font-weight="normal" officeooo:rsid="002b84db" style:font-weight-asian="normal" style:font-weight-complex="normal"/>
    </style:style>
    <style:style style:name="T5" style:family="text">
      <style:text-properties fo:font-weight="normal" officeooo:rsid="004c0b7f"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8a257" style:font-weight-asian="bold" style:font-weight-complex="bold"/>
    </style:style>
    <style:style style:name="T8" style:family="text">
      <style:text-properties fo:font-weight="bold" officeooo:rsid="001a8bd3" style:font-weight-asian="bold" style:font-weight-complex="bold"/>
    </style:style>
    <style:style style:name="T9" style:family="text">
      <style:text-properties fo:font-weight="bold" officeooo:rsid="001c579b" style:font-weight-asian="bold" style:font-weight-complex="bold"/>
    </style:style>
    <style:style style:name="T10" style:family="text">
      <style:text-properties fo:font-weight="bold" officeooo:rsid="002adbf5" style:font-weight-asian="bold" style:font-weight-complex="bold"/>
    </style:style>
    <style:style style:name="T11" style:family="text">
      <style:text-properties officeooo:rsid="001a8bd3"/>
    </style:style>
    <style:style style:name="T12" style:family="text">
      <style:text-properties officeooo:rsid="001e4e84"/>
    </style:style>
    <style:style style:name="T13" style:family="text">
      <style:text-properties officeooo:rsid="001c579b"/>
    </style:style>
    <style:style style:name="T14" style:family="text">
      <style:text-properties officeooo:rsid="004c0b7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ible 5.0.0 ----&gt; 6.0.0</text:p>
      <text:p text:style-name="P1"/>
      <text:p text:style-name="P10">Major Update</text:p>
      <text:p text:style-name="P2"><text:span text:style-name="T7">1. </text:span><text:span text:style-name="T1">Add a </text:span><text:span text:style-name="Source_20_Text"><text:span text:style-name="T1">ansible-community</text:span></text:span><text:span text:style-name="T1"> CLI tool that allows to print the version of the Ansible community distribution.</text:span></text:p>
      <text:p text:style-name="P4"/>
      <text:p text:style-name="P2"><text:span text:style-name="T7">2</text:span><text:span text:style-name="T2">. </text:span><text:span text:style-name="Strong_20_Emphasis">Dropped Support for Older Version</text:span><text:span text:style-name="Strong_20_Emphasis"><text:span text:style-name="T12">s</text:span></text:span></text:p>
      <text:p text:style-name="P4"/>
      <text:list xml:id="list3840746539" text:style-name="L1">
        <text:list-item>
          <text:p text:style-name="P16">The <text:span text:style-name="Strong_20_Emphasis">amazon.aws</text:span> collection no longer supports <text:span text:style-name="Source_20_Text">botocore</text:span> versions earlier than <text:span text:style-name="Strong_20_Emphasis">1.19.0</text:span> and <text:span text:style-name="Source_20_Text">boto3</text:span> versions earlier than <text:span text:style-name="Strong_20_Emphasis">1.16.0</text:span>.</text:p>
        </text:list-item>
        <text:list-item>
          <text:p text:style-name="P16"><text:span text:style-name="T11">M</text:span>ost <text:span text:style-name="T11">of </text:span>modules may still function with older versions of <text:span text:style-name="Source_20_Text">botocore</text:span> and <text:span text:style-name="Source_20_Text">boto3</text:span>, compatibility with these versions is <text:span text:style-name="Strong_20_Emphasis"><text:span text:style-name="T1">not guaranteed</text:span></text:span><text:span text:style-name="T1">.</text:span> Users should be aware that testing will not be conducted for older SDK versions.</text:p>
        </text:list-item>
        <text:list-item>
          <text:p text:style-name="P16">Ansible will emit a warning when users attempt to use the <text:span text:style-name="Strong_20_Emphasis">amazon.aws</text:span> collection with unsupported versions of the AWS SDK. </text:p>
        </text:list-item>
      </text:list>
      <text:p text:style-name="P3"><text:span text:style-name="T8">3.</text:span><text:span text:style-name="T11"> </text:span>The <text:span text:style-name="Source_20_Text">s3_bucket_notifications</text:span> module has been refactored to support <text:span text:style-name="Strong_20_Emphasis">SNS</text:span> (Simple Notification Service) and <text:span text:style-name="Strong_20_Emphasis">SQS</text:span> (Simple Queue Service) targets in addition to the existing support for <text:span text:style-name="Strong_20_Emphasis">Lambda</text:span> functions.</text:p>
      <text:p text:style-name="P17"><text:span text:style-name="T9">4.</text:span><text:span text:style-name="T13"> </text:span>The <text:span text:style-name="Strong_20_Emphasis">community.general</text:span> collection has officially dropped support for <text:span text:style-name="Strong_20_Emphasis">Ansible 2.9</text:span> and <text:span text:style-name="Strong_20_Emphasis">ansible-base 2.10</text:span>.</text:p>
      <text:p text:style-name="P28"><text:span text:style-name="T10">5.</text:span><text:span text:style-name="T3"> </text:span><text:span text:style-name="T1">Upcoming updates will remove compatibility code for older versions, making most content in the collection unusable with Ansible 2.9 and some content incompatible with ansible-base 2.10.</text:span></text:p>
      <text:p text:style-name="P18"/>
      <text:p text:style-name="P18">Minor Changes</text:p>
      <text:p text:style-name="P18">Ansible-core</text:p>
      <text:p text:style-name="P29">Introduced <text:span text:style-name="Source_20_Text">module_utils.compat.typing</text:span> to facilitate type hinting across Python versions.</text:p>
      <text:p text:style-name="P29">Improved compatibility for PowerShell modules on non-Windows platforms.</text:p>
      <text:p text:style-name="P29">Updated <text:span text:style-name="Source_20_Text">AnsibleModule.run_command()</text:span> to allow callers to handle exceptions.</text:p>
      <text:p text:style-name="P29">Attached a <text:span text:style-name="Source_20_Text">concat</text:span> function for environment management.</text:p>
      <text:p text:style-name="P29">Clarified comments and improved iterator handling in <text:span text:style-name="Source_20_Text">Templar._finalize</text:span>.</text:p>
      <text:p text:style-name="P29">Enhanced <text:span text:style-name="Source_20_Text">ansible-galaxy collection install|verify</text:span> with support for user-provided signature sources and GPG verification.</text:p>
      <text:p text:style-name="P29">Added <text:span text:style-name="Source_20_Text">--no-fail-on-errors</text:span> option to handle documentation parsing errors gracefully.</text:p>
      <text:p text:style-name="P18"/>
      <text:p text:style-name="P22">Minor_Changes</text:p>
      <text:p text:style-name="P18">Amazon.aws</text:p>
      <text:p text:style-name="P18"/>
      <text:p text:style-name="P29"><text:soft-page-break/>Added <text:span text:style-name="Source_20_Text">hostvars_prefix</text:span> and <text:span text:style-name="Source_20_Text">hostvars_suffix</text:span> parameters for <text:span text:style-name="Source_20_Text">aws_ec2</text:span> and <text:span text:style-name="Source_20_Text">aws_rds</text:span>.</text:p>
      <text:p text:style-name="P29"/>
      <text:p text:style-name="P19">aws_s3</text:p>
      <text:p text:style-name="P29">Introduced <text:span text:style-name="Source_20_Text">validate_bucket_name</text:span> option to control bucket name validation.</text:p>
      <text:p text:style-name="P29">Added <text:span text:style-name="Source_20_Text">latest</text:span> choice to the <text:span text:style-name="Source_20_Text">overwrite</text:span> parameter to fetch the latest object from S3.</text:p>
      <text:p text:style-name="P29"/>
      <text:p text:style-name="P18">aws_secret </text:p>
      <text:p text:style-name="P29">Implemented pagination for the <text:span text:style-name="Source_20_Text">bypath</text:span> functionality in the <text:span text:style-name="Source_20_Text">aws_secret</text:span> module.</text:p>
      <text:p text:style-name="P29"/>
      <text:p text:style-name="P29">Increased the version of the <text:span text:style-name="Source_20_Text">amazon.aws</text:span> collection from 3.1.0 to 3.1.1 due to a bug during upload to Galaxy.</text:p>
      <text:p text:style-name="P29"/>
      <text:p text:style-name="P20">ec2_instance</text:p>
      <text:p text:style-name="P33"><text:span text:style-name="T4">Fixed the scope of deprecation warnings to avoid showing when </text:span><text:span text:style-name="Source_20_Text"><text:span text:style-name="T4">state</text:span></text:span><text:span text:style-name="T4"> is set to </text:span><text:span text:style-name="Source_20_Text"><text:span text:style-name="T4">absent</text:span></text:span><text:span text:style-name="T4">.</text:span></text:p>
      <text:p text:style-name="P33">Added support for the <text:span text:style-name="Source_20_Text">count</text:span> parameter.</text:p>
      <text:p text:style-name="P33"/>
      <text:p text:style-name="P21">ec2_vol </text:p>
      <text:p text:style-name="P33">Introduced support for the <text:span text:style-name="Source_20_Text">OutpostArn</text:span> parameter in the <text:span text:style-name="Source_20_Text">ec2_vol</text:span> module.</text:p>
      <text:p text:style-name="P33">Enabled tagging of volumes upon creation.</text:p>
      <text:p text:style-name="P33"/>
      <text:p text:style-name="P21">ec2_vpc_route_table </text:p>
      <text:p text:style-name="P33">Added support for IPv6 when creating route tables.</text:p>
      <text:p text:style-name="P33">Included functionality for associating internet gateways.</text:p>
      <text:p text:style-name="P33"/>
      <text:p text:style-name="P21">module_utils.elbv2</text:p>
      <text:p text:style-name="P33">Added support for ALB-specific attributes and a <text:span text:style-name="Source_20_Text">compare_elb_attributes</text:span> method to facilitate check mode.</text:p>
      <text:p text:style-name="P33"/>
      <text:p text:style-name="P33"/>
      <text:p text:style-name="P22">Minor Changes</text:p>
      <text:p text:style-name="P22">Community.aws</text:p>
      <text:p text:style-name="P22">CloudFront: <text:span text:style-name="T1">Added support for retries using AWSRetry.jittered_backoff.</text:span></text:p>
      <text:p text:style-name="P22"><text:soft-page-break/>AWS Secret:<text:span text:style-name="T1"> Added resource_policy parameter.</text:span></text:p>
      <text:p text:style-name="P22">EC2 Auto Scaling Group (ASG):<text:span text:style-name="T1"> Added functionality to detach specific instances without termination.</text:span></text:p>
      <text:p text:style-name="P22"><text:span text:style-name="T1">Restructured integration tests for parallel execution and reduced runtime.</text:span></text:p>
      <text:p text:style-name="P22"><text:span text:style-name="T1">Added support for purge_tags.</text:span></text:p>
      <text:p text:style-name="P22"><text:s/>ELB Application Load Balancer:</text:p>
      <text:p text:style-name="P22"><text:span text:style-name="T1">Added support for ALB-specific attributes and check_mode.</text:span></text:p>
      <text:p text:style-name="P22"><text:span text:style-name="T1"><text:s/>Refactored integration tests for the elb_application_lb and elb_application_lb_info modules.</text:span></text:p>
      <text:p text:style-name="P22"><text:span text:style-name="T1"/></text:p>
      <text:p text:style-name="P22"><text:span text:style-name="T1"><text:s/></text:span><text:s/>ELB Target Group:</text:p>
      <text:p text:style-name="P22"><text:span text:style-name="T1">Added support for target_type, deregistration_connection_termination, and load_balancing_algorithm_type.</text:span></text:p>
      <text:p text:style-name="P22"><text:span text:style-name="T1"/></text:p>
      <text:p text:style-name="P22"><text:span text:style-name="T1"><text:s/></text:span><text:s/>IAM Managed Policy:<text:span text:style-name="T1"> Refactored to include check_mode and improved retry logic.</text:span></text:p>
      <text:p text:style-name="P22"><text:span text:style-name="T1"/></text:p>
      <text:p text:style-name="P22"><text:span text:style-name="T1"><text:s/></text:span><text:s/>IAM Role: <text:span text:style-name="T1">Ensured inline policies are deleted before role deletion.</text:span></text:p>
      <text:p text:style-name="P22"><text:span text:style-name="T1"><text:s text:c="4"/>Removed global variables and refactored accordingly.</text:span></text:p>
      <text:p text:style-name="P22"><text:span text:style-name="T1"/></text:p>
      <text:p text:style-name="P22"><text:span text:style-name="T1"><text:s text:c="2"/></text:span>IAM User:<text:span text:style-name="T1"> Added Boto3 waiter for user creation and support for password management.</text:span></text:p>
      <text:p text:style-name="P22"><text:span text:style-name="T1"/></text:p>
      <text:p text:style-name="P22"><text:span text:style-name="T1"><text:s text:c="2"/></text:span>RDS Instance:<text:span text:style-name="T1"> Added choices for valid engine values.</text:span></text:p>
      <text:p text:style-name="P22"><text:span text:style-name="T1"><text:s text:c="2"/></text:span>Route53 <text:span text:style-name="T1">: </text:span><text:span text:style-name="Source_20_Text"><text:span text:style-name="T1">ttl</text:span></text:span><text:span text:style-name="T1"> and </text:span><text:span text:style-name="Source_20_Text"><text:span text:style-name="T1">value</text:span></text:span><text:span text:style-name="T1"> are not required for deleting records</text:span></text:p>
      <text:p text:style-name="P22"><text:span text:style-name="T1"><text:s text:c="2"/></text:span>route53_info:<text:span text:style-name="T1"> <text:s/></text:span><text:span text:style-name="Source_20_Text"><text:span text:style-name="T1">max_items</text:span></text:span><text:span text:style-name="T1"> and </text:span><text:span text:style-name="Source_20_Text"><text:span text:style-name="T1">type</text:span></text:span><text:span text:style-name="T1"> are no longer ignored fixing a regression</text:span></text:p>
      <text:p text:style-name="P22"><text:span text:style-name="T1"/></text:p>
      <text:p text:style-name="P23">Minor changes </text:p>
      <text:p text:style-name="P23">community.docker</text:p>
      <text:p text:style-name="P23">Docker Connection Plugin:</text:p>
      <text:p text:style-name="P30">Supports connection reset by clearing the internal user cache.</text:p>
      <text:p text:style-name="P30">Simplified handling of the actual user.</text:p>
      <text:p text:style-name="P30">New timeout definitions via environment variables and ansible.cfg.</text:p>
      <text:p text:style-name="P30"/>
      <text:p text:style-name="P23">Docker Config:</text:p>
      <text:p text:style-name="P30"><text:soft-page-break/>Supports a template_driver with Golang option.</text:p>
      <text:p text:style-name="P30"><text:s/>Rolling updates can be enabled with the rolling_versions parameter.</text:p>
      <text:p text:style-name="P30"/>
      <text:p text:style-name="P23">Docker Container:</text:p>
      <text:p text:style-name="P30"><text:s/>Added image_label_mismatch parameter.</text:p>
      <text:p text:style-name="P30"><text:s/>Now supports returning logs from Docker’s local logging driver (Docker 18.09+).</text:p>
      <text:p text:style-name="P31"><text:s/></text:p>
      <text:p text:style-name="P24">Docker Container Exec:</text:p>
      <text:p text:style-name="P30"><text:s/>New parameters include detach and env for better control over execution.</text:p>
      <text:p text:style-name="P33"/>
      <text:p text:style-name="P34"><text:span text:style-name="T6">Docker Secret:</text:span> </text:p>
      <text:p text:style-name="P34">Rolling updates can be enabled with the rolling_versions parameter.</text:p>
      <text:p text:style-name="P34"><text:s text:c="8"/></text:p>
      <text:p text:style-name="P25">Docker Swarm:</text:p>
      <text:p text:style-name="P33"><text:s/>Introduced data_path_addr parameter for swarm initialization or joining.</text:p>
      <text:p text:style-name="P33"/>
      <text:p text:style-name="P21"><text:s/>Docker Swarm Service:</text:p>
      <text:p text:style-name="P33"><text:s text:c="2"/>Added cap_add and cap_drop parameters to set capabilities for services.</text:p>
      <text:p text:style-name="P15"/>
      <text:p text:style-name="P15"/>
      <text:p text:style-name="P11">Minor_changes</text:p>
      <text:p text:style-name="P11"><text:a xlink:type="simple" xlink:href="https://github.com/ansible-community/ansible-build-data/blob/main/6/CHANGELOG-v6.rst#id1148" text:style-name="Internet_20_link" text:visited-style-name="Visited_20_Internet_20_Link"/></text:p>
      <text:p text:style-name="P11">kubernetes.core</text:p>
      <text:p text:style-name="P11"/>
      <text:p text:style-name="P6">Add integration test to check handling of module_defaults.</text:p>
      <text:p text:style-name="P6">Dry Run Support:</text:p>
      <text:p text:style-name="P6"/>
      <text:p text:style-name="P6">Added support for dry runs with Kubernetes client versions &gt;= 18.20.</text:p>
      <text:p text:style-name="P6"/>
      <text:p text:style-name="P6">No Proxy Support: Added no_proxy support for Kubernetes resource modules.</text:p>
      <text:p text:style-name="P6">Server-Side Apply: Enabled server-side apply functionality.</text:p>
      <text:p text:style-name="P6">User Impersonation: Added support for user impersonation in Kubernetes operations.</text:p>
      <text:p text:style-name="P6">Resource Definition: Allowed resource definition using metadata.generateName.</text:p>
      <text:p text:style-name="P6"/>
      <text:p text:style-name="P6"><text:s/>Lookup Plugin:</text:p>
      <text:p text:style-name="P6"/>
      <text:p text:style-name="P6"><text:s/>Enabled turbo mode in the Kubernetes lookup plugin via an environment variable.</text:p>
      <text:p text:style-name="P6"/>
      <text:p text:style-name="P6">Pod Management Enhancements:</text:p>
      <text:p text:style-name="P7">Drain Options: Added delete_emptydir_data option to evict pods with emptyDir volumes.</text:p>
      <text:p text:style-name="P7"><text:soft-page-break/>Exec Command: In k8s_exec, select the first container from a pod if none is specified.</text:p>
      <text:p text:style-name="P7"/>
      <text:p text:style-name="P7"><text:s/>Rollback and Scale Support:</text:p>
      <text:p text:style-name="P7"><text:s text:c="2"/>Added support for check mode in both k8s_rollback and k8s_scale.</text:p>
      <text:p text:style-name="P7"/>
      <text:p text:style-name="P7">Command Execution:</text:p>
      <text:p text:style-name="P7"><text:s text:c="2"/>Updated the kubectl command to wait for the dd command to complete before proceeding.</text:p>
      <text:p text:style-name="P7"/>
      <text:p text:style-name="P12"/>
      <text:p text:style-name="P12">Breaking changes</text:p>
      <text:p text:style-name="P12"/>
      <text:p text:style-name="P12">Ansible-core</text:p>
      <text:p text:style-name="P12"/>
      <text:p text:style-name="P8"><text:s/>Python Dependency:</text:p>
      <text:p text:style-name="P8"><text:s text:c="8"/>Ansible no longer supports Python 2.6 for module execution. This means all modules must now run on Python 2.7 or later.</text:p>
      <text:p text:style-name="P8"/>
      <text:p text:style-name="P8">Templating Changes:</text:p>
      <text:p text:style-name="P8"><text:s text:c="8"/>Arithmetic and concatenation operations are now restricted to within Jinja2 templates. This change aims to enhance clarity and maintainability in playbooks.</text:p>
      <text:p text:style-name="P6"/>
      <text:p text:style-name="P6"><text:s/>Finalize Method:</text:p>
      <text:p text:style-name="P11"><text:s text:c="7"/><text:span text:style-name="T1"><text:s/>The finalize method is no longer available in the globals for templating. This means it can no longer be accessed directly within Jinja2 templates, potentially impacting how final values are processed.</text:span></text:p>
      <text:p text:style-name="P11"><text:span text:style-name="T1"/></text:p>
      <text:p text:style-name="P11"><text:span text:style-name="T1"/></text:p>
      <text:p text:style-name="P13">Breaking changes</text:p>
      <text:p text:style-name="P13">Community.aws</text:p>
      <text:p text:style-name="P13"/>
      <text:p text:style-name="P27"><text:span text:style-name="Strong_20_Emphasis">Deprecated Aliases Removed</text:span>:</text:p>
      <text:list xml:id="list1786952527" text:style-name="L10">
        <text:list-item>
          <text:p text:style-name="P36">Several modules have had their deprecated aliases removed. Users should now use the recommended <text:span text:style-name="Source_20_Text">*_info</text:span> modules:</text:p>
          <text:list>
            <text:list-item>
              <text:p text:style-name="P36"><text:span text:style-name="Source_20_Text">aws_acm_facts</text:span> ➔ <text:span text:style-name="Source_20_Text">aws_acm_info</text:span></text:p>
            </text:list-item>
            <text:list-item>
              <text:p text:style-name="P36"><text:span text:style-name="Source_20_Text">aws_kms_facts</text:span> ➔ <text:span text:style-name="Source_20_Text">aws_kms_info</text:span></text:p>
            </text:list-item>
            <text:list-item>
              <text:p text:style-name="P36"><text:span text:style-name="Source_20_Text">aws_region_facts</text:span> ➔ <text:span text:style-name="Source_20_Text">aws_region_info</text:span></text:p>
            </text:list-item>
            <text:list-item>
              <text:p text:style-name="P36"><text:span text:style-name="Source_20_Text">aws_s3_bucket_facts</text:span> ➔ <text:span text:style-name="Source_20_Text">aws_s3_bucket_info</text:span></text:p>
            </text:list-item>
            <text:list-item>
              <text:p text:style-name="P36"><text:span text:style-name="Source_20_Text">aws_sgw_facts</text:span> ➔ <text:span text:style-name="Source_20_Text">aws_sgw_info</text:span></text:p>
            </text:list-item>
            <text:list-item>
              <text:p text:style-name="P36"><text:span text:style-name="Source_20_Text">aws_waf_facts</text:span> ➔ <text:span text:style-name="Source_20_Text">aws_waf_info</text:span></text:p>
            </text:list-item>
            <text:list-item>
              <text:p text:style-name="P36"><text:span text:style-name="Source_20_Text">cloudfront_facts</text:span> ➔ <text:span text:style-name="Source_20_Text">cloudfront_info</text:span></text:p>
            </text:list-item>
            <text:list-item>
              <text:p text:style-name="P35"><text:span text:style-name="Source_20_Text">cloudwatchlogs_log_group_facts</text:span> ➔ <text:span text:style-name="Source_20_Text">cloudwatchlogs_log_group_info</text:span></text:p>
            </text:list-item>
          </text:list>
        </text:list-item>
      </text:list>
      <text:p text:style-name="P13"/>
      <text:p text:style-name="P13"><text:s/><text:span text:style-name="T1">The keys_attr field in aws_kms_info is now ignored.</text:span></text:p>
      <text:p text:style-name="P13"><text:span text:style-name="T1"/></text:p>
      <text:p text:style-name="P13"><text:span text:style-name="T1">Removed Modules:</text:span></text:p>
      <text:p text:style-name="P13"><text:span text:style-name="T1"><text:s/>Certain modules have been removed entirely:</text:span></text:p>
      <text:p text:style-name="P13"><text:span text:style-name="T1"><text:s/>ec2_elb_info ➔ Use elb_classic_lb_info instead.</text:span></text:p>
      <text:p text:style-name="P14"><text:span text:style-name="T1"><text:s/>The lambda_facts module has been replaced with lambda_info.</text:span></text:p>
      <text:p text:style-name="P14"><text:soft-page-break/><text:span text:style-name="T1"><text:s/>The community.aws.rds module is replaced by community.aws.rds_instance.</text:span></text:p>
      <text:p text:style-name="P14"><text:span text:style-name="T1"/></text:p>
      <text:p text:style-name="P14"><text:span text:style-name="T1"><text:tab/></text:span></text:p>
      <text:p text:style-name="P15"/>
      <text:p text:style-name="P32"/>
      <text:p text:style-name="P29"/>
      <text:p text:style-name="P29"/>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5T18:58:52.805268699</meta:creation-date>
    <dc:date>2024-09-26T16:38:18.682975630</dc:date>
    <meta:editing-duration>PT3H3M52S</meta:editing-duration>
    <meta:editing-cycles>10</meta:editing-cycles>
    <meta:generator>LibreOffice/6.4.7.2$Linux_X86_64 LibreOffice_project/40$Build-2</meta:generator>
    <meta:document-statistic meta:table-count="0" meta:image-count="0" meta:object-count="0" meta:page-count="6" meta:paragraph-count="125" meta:word-count="925" meta:character-count="6946" meta:non-whitespace-character-count="6074"/>
  </office:meta>
</office:document-meta>
</file>